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fdb4a" officeooo:paragraph-rsid="000fdb4a"/>
    </style:style>
    <style:style style:name="P2" style:family="paragraph" style:parent-style-name="Standard">
      <style:text-properties officeooo:paragraph-rsid="0011da61"/>
    </style:style>
    <style:style style:name="P3" style:family="paragraph" style:parent-style-name="Standard">
      <style:text-properties fo:font-size="12pt" officeooo:rsid="000fdb4a" officeooo:paragraph-rsid="000fdb4a" style:font-size-asian="10.5pt" style:font-size-complex="12pt"/>
    </style:style>
    <style:style style:name="P4" style:family="paragraph" style:parent-style-name="Standard">
      <style:text-properties fo:font-size="12pt" officeooo:rsid="000fdb4a" officeooo:paragraph-rsid="0011da61" style:font-size-asian="10.5pt" style:font-size-complex="12pt"/>
    </style:style>
    <style:style style:name="P5" style:family="paragraph" style:parent-style-name="Standard">
      <style:text-properties fo:font-size="12pt" officeooo:paragraph-rsid="0011da61" style:font-size-asian="10.5pt" style:font-size-complex="12pt"/>
    </style:style>
    <style:style style:name="P6" style:family="paragraph" style:parent-style-name="Standard">
      <style:text-properties fo:font-size="12pt" officeooo:rsid="0011da61" officeooo:paragraph-rsid="0011da61" style:font-size-asian="10.5pt" style:font-size-complex="12pt"/>
    </style:style>
    <style:style style:name="P7" style:family="paragraph" style:parent-style-name="Standard">
      <style:text-properties fo:font-size="12pt" officeooo:paragraph-rsid="00163149" style:font-size-asian="10.5pt" style:font-size-complex="12pt"/>
    </style:style>
    <style:style style:name="P8" style:family="paragraph" style:parent-style-name="Standard">
      <style:text-properties officeooo:paragraph-rsid="001519dc"/>
    </style:style>
    <style:style style:name="P9" style:family="paragraph" style:parent-style-name="Standard">
      <style:text-properties officeooo:paragraph-rsid="00163149"/>
    </style:style>
    <style:style style:name="T1" style:family="text">
      <style:text-properties officeooo:rsid="000fdb4a"/>
    </style:style>
    <style:style style:name="T2" style:family="text">
      <style:text-properties officeooo:rsid="0011da61"/>
    </style:style>
    <style:style style:name="T3" style:family="text">
      <style:text-properties fo:font-size="12pt" style:font-size-asian="10.5pt" style:font-size-complex="12pt"/>
    </style:style>
    <style:style style:name="T4" style:family="text">
      <style:text-properties fo:font-size="12pt" officeooo:rsid="0011da61" style:font-size-asian="10.5pt" style:font-size-complex="12pt"/>
    </style:style>
    <style:style style:name="T5" style:family="text">
      <style:text-properties fo:font-size="12pt" officeooo:rsid="000fdb4a" style:font-size-asian="10.5pt" style:font-size-complex="12pt"/>
    </style:style>
    <style:style style:name="T6" style:family="text">
      <style:text-properties officeooo:rsid="0018256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Github协同工作流程</text:p>
      <text:p text:style-name="P3">1：在github中第一步创建一个远程仓库 Repositories（含有readme）</text:p>
      <text:p text:style-name="P3"/>
      <text:p text:style-name="P3">2：将远程仓库中克隆到本地 <text:s/>git clone https://github.com/uestcRSCHOLAR/ThreeScholar.git</text:p>
      <text:p text:style-name="P3"/>
      <text:p text:style-name="P3">3：Rstudio中创建一个新的项目并将新的项目放在第2步生成的文件夹中</text:p>
      <text:p text:style-name="P6"><text:s text:c="6"/>替代操作：（创建远程仓库的时候不能有readme 主要原因是本地仓库必须是远程仓库的超集）</text:p>
      <text:p text:style-name="P5"><text:span text:style-name="T1"><text:s text:c="6"/>如果第2步没有做克隆而是做的添加远程添加 <text:s/></text:span><text:span text:style-name="Source_20_Text"><text:span text:style-name="T2">origin是远程库的名字：</text:span></text:span></text:p>
      <text:p text:style-name="P5"><text:span text:style-name="Source_20_Text"><text:s text:c="2"/>a：新建文件夹</text:span></text:p>
      <text:p text:style-name="P7"><text:span text:style-name="Source_20_Text"><text:s text:c="2"/>b：初始化：</text:span></text:p>
      <text:p text:style-name="P7"><text:span text:style-name="Source_20_Text"><text:s text:c="5"/>git init</text:span></text:p>
      <text:p text:style-name="P5"><text:span text:style-name="Source_20_Text"><text:s text:c="2"/>c：添加远程：</text:span></text:p>
      <text:p text:style-name="P8"><text:span text:style-name="Source_20_Text"><text:span text:style-name="T3"><text:s text:c="5"/>git remote add origin <text:s/></text:span></text:span><text:span text:style-name="Source_20_Text"><text:span text:style-name="T5">https://github.com…</text:span></text:span></text:p>
      <text:p text:style-name="P9"><text:span text:style-name="Source_20_Text"><text:span text:style-name="T5"><text:s text:c="2"/>d：</text:span></text:span><text:span text:style-name="Source_20_Text"><text:span text:style-name="T4">添加新的文件</text:span></text:span></text:p>
      <text:p text:style-name="P2"><text:span text:style-name="Source_20_Text"><text:span text:style-name="T3"><text:s text:c="5"/>git </text:span></text:span><text:span text:style-name="Source_20_Text"><text:span text:style-name="T4">add . </text:span></text:span></text:p>
      <text:p text:style-name="P9"><text:span text:style-name="Source_20_Text"><text:span text:style-name="T4"><text:s text:c="2"/>e：文件推送到本地仓库</text:span></text:span></text:p>
      <text:p text:style-name="P2"><text:span text:style-name="Source_20_Text"><text:span text:style-name="T4"><text:s text:c="5"/>git commit -m “文件描述” <text:s text:c="6"/></text:span></text:span></text:p>
      <text:p text:style-name="P2"><text:span text:style-name="Source_20_Text"><text:span text:style-name="T4"><text:s text:c="2"/>f：从本地推送到github</text:span></text:span></text:p>
      <text:p text:style-name="P2"><text:span text:style-name="Source_20_Text"><text:span text:style-name="T3"><text:s text:c="5"/>git push -u- origin <text:s/>master </text:span></text:span><text:span text:style-name="Source_20_Text"><text:span text:style-name="T4">#master（本地主分支）</text:span></text:span></text:p>
      <text:p text:style-name="P4"/>
      <text:p text:style-name="P3">4：直接在 R 中commit 和push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25T16:46:10.995610262</meta:creation-date>
    <dc:date>2016-07-25T17:15:22.380129698</dc:date>
    <meta:editing-duration>PT27M29S</meta:editing-duration>
    <meta:editing-cycles>9</meta:editing-cycles>
    <meta:generator>LibreOffice/5.1.4.2$Linux_x86 LibreOffice_project/10m0$Build-2</meta:generator>
    <meta:document-statistic meta:table-count="0" meta:image-count="0" meta:object-count="0" meta:page-count="1" meta:paragraph-count="18" meta:word-count="233" meta:character-count="499" meta:non-whitespace-character-count="414"/>
  </office:meta>
</office:document-meta>
</file>